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language="en" fo:country="GB"/>
    </style:style>
    <style:style style:name="P3" style:family="paragraph" style:parent-style-name="Body">
      <style:paragraph-properties fo:text-align="center" style:justify-single-word="false"/>
      <style:text-properties fo:color="#ff0000" fo:font-style="italic" style:font-style-asian="italic"/>
    </style:style>
    <style:style style:name="P4" style:family="paragraph" style:parent-style-name="Body">
      <style:text-properties fo:color="#000000"/>
    </style:style>
    <style:style style:name="P5" style:family="paragraph" style:parent-style-name="Body">
      <style:text-properties fo:color="#000000" fo:font-style="normal" style:font-style-asian="normal" style:font-style-complex="normal"/>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language="en" fo:country="US" style:language-complex="ar" style:country-complex="SA"/>
    </style:style>
    <style:style style:name="P8" style:family="paragraph" style:parent-style-name="CellBody">
      <style:paragraph-properties style:snap-to-layout-grid="false"/>
    </style:style>
    <style:style style:name="P9" style:family="paragraph" style:parent-style-name="CellBody">
      <style:paragraph-properties style:snap-to-layout-grid="false"/>
      <style:text-properties fo:color="#000000" fo:font-style="normal" style:font-style-asian="normal" style:font-style-complex="normal"/>
    </style:style>
    <style:style style:name="P10" style:family="paragraph" style:parent-style-name="CellBody">
      <style:paragraph-properties fo:keep-with-next="always" style:snap-to-layout-grid="false"/>
    </style:style>
    <style:style style:name="P11" style:family="paragraph" style:parent-style-name="CellHeading">
      <style:paragraph-properties fo:text-align="center" style:justify-single-word="false" fo:keep-with-next="always" style:snap-to-layout-grid="false"/>
    </style:style>
    <style:style style:name="P12" style:family="paragraph" style:parent-style-name="Abstract">
      <style:text-properties fo:font-size="16pt" fo:font-weight="bold" style:font-size-asian="16pt" style:font-weight-asian="bold"/>
    </style:style>
    <style:style style:name="P13"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Heading_20_1">
      <style:paragraph-properties fo:break-before="page"/>
    </style:style>
    <style:style style:name="P1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Document_20_Title" style:master-page-name="First_20_Page">
      <style:paragraph-properties fo:text-align="center" style:justify-single-word="false" style:page-number="auto"/>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fo:color="#000000" fo:font-style="normal" style:font-style-asian="normal" style:font-style-complex="normal"/>
    </style:style>
    <style:style style:name="P22" style:family="paragraph" style:parent-style-name="Heading_20_2">
      <style:text-properties fo:language="en" fo:country="US" style:language-complex="ar" style:country-complex="SA"/>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Body" style:list-style-name="L1"/>
    <style:style style:name="P25" style:family="paragraph" style:parent-style-name="Body" style:list-style-name="L2"/>
    <style:style style:name="P26" style:family="paragraph" style:parent-style-name="Body" style:list-style-name="L3"/>
    <style:style style:name="P27" style:family="paragraph" style:parent-style-name="Body" style:list-style-name="L4"/>
    <style:style style:name="P28" style:family="paragraph" style:parent-style-name="Body">
      <style:paragraph-properties fo:orphans="2" fo:widows="2" style:writing-mode="lr-tb"/>
    </style:style>
    <style:style style:name="T1" style:family="text">
      <style:text-properties fo:font-size="14pt" fo:font-weight="normal" style:font-size-asian="14pt" style:font-weight-asian="normal"/>
    </style:style>
    <style:style style:name="T2" style:family="text">
      <style:text-properties fo:color="#ff0000"/>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en" fo:country="US" style:language-complex="ar" style:country-complex="SA"/>
    </style:style>
    <style:style style:name="T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8 - System Bundle and Framework Hooks</text:user-defined></text:p>
      <text:p text:style-name="Document_20_Title"><text:span text:style-name="T1">Final<text:line-break/><text:line-break/></text:span><text:span text:style-name="T1"><text:page-count style:num-format="1">11</text:page-count></text:span><text:span text:style-name="T1"> Pages</text:span></text:p>
      <text:p text:style-name="P13"/>
      <text:p text:style-name="P12">Abstract</text:p>
      <text:p text:style-name="Abstract">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Abstract">This RFC specifies the behavior of framework hooks when acting upon the system bundle.</text:p>
      <text:p text:style-name="P3"/>
      <text:h text:style-name="P16" text:outline-level="1" text:restart-numbering="true" text:start-value="-1">Document Information</text:h>
      <text:h text:style-name="P22" text:outline-level="2">License</text:h>
      <text:p text:style-name="P6">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22"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18">1 Introduction<text:tab/>5</text:p>
          <text:p text:style-name="P18">2 Application Domain<text:tab/>5</text:p>
          <text:p text:style-name="P18">3 Problem Description<text:tab/>5</text:p>
          <text:p text:style-name="P18">4 Requirements<text:tab/>6</text:p>
          <text:p text:style-name="P23">4.1 Service Find Hooks<text:tab/>6</text:p>
          <text:p text:style-name="P23">4.2 Service Event Hooks<text:tab/>7</text:p>
          <text:p text:style-name="P23">4.3 Bundle Find Hooks<text:tab/>7</text:p>
          <text:p text:style-name="P23">4.4 Bundle Event Hooks<text:tab/>7</text:p>
          <text:p text:style-name="P23">4.5 Bundle Collision Hooks<text:tab/>8</text:p>
          <text:p text:style-name="P18">5 Technical Solution<text:tab/>8</text:p>
          <text:p text:style-name="P23">5.1 Bundle Event Hooks<text:tab/>8</text:p>
          <text:p text:style-name="P17">5.1.1 System Bundle Listeners<text:tab/>8</text:p>
          <text:p text:style-name="P23">5.2 Bundle Find Hooks<text:tab/>8</text:p>
          <text:p text:style-name="P17"><text:soft-page-break/>5.2.1 System Bundle Context<text:tab/>8</text:p>
          <text:p text:style-name="P23">5.3 Service Event Listener Hooks<text:tab/>9</text:p>
          <text:p text:style-name="P17">5.3.1 System Service Listeners<text:tab/>9</text:p>
          <text:p text:style-name="P23">5.4 Service Find Hooks<text:tab/>9</text:p>
          <text:p text:style-name="P17">5.4.1 System Bundle Context<text:tab/>9</text:p>
          <text:p text:style-name="P23">5.5 Bundle Collision Hooks<text:tab/>9</text:p>
          <text:p text:style-name="P17">5.5.1 System Bundle Context<text:tab/>9</text:p>
          <text:p text:style-name="P18">6 Data Transfer Objects<text:tab/>10</text:p>
          <text:p text:style-name="P18">7 Considered Alternatives<text:tab/>10</text:p>
          <text:p text:style-name="P18">8 Security Considerations<text:tab/>10</text:p>
          <text:p text:style-name="P18">9 Document Support<text:tab/>11</text:p>
          <text:p text:style-name="P23">9.1 References<text:tab/>11</text:p>
          <text:p text:style-name="P23">9.2 Author’s Address<text:tab/>11</text:p>
          <text:p text:style-name="P23">9.3 Acronyms and Abbreviations<text:tab/>11</text:p>
          <text:p text:style-name="P23">9.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9">Mar 21 2013</text:p>
          </table:table-cell>
          <table:table-cell table:style-name="Table1.C1" office:value-type="string">
            <text:p text:style-name="P9">Thomas Watson, IBM, <text:a xlink:type="simple" xlink:href="mailto:tjwatson@us.ibm.com">tjwatson@us.ibm.com</text:a></text:p>
            <text:p text:style-name="P9">Initial version</text:p>
          </table:table-cell>
        </table:table-row>
        <table:table-row table:style-name="Table1.2">
          <table:table-cell table:style-name="Table1.A3" office:value-type="string">
            <text:p text:style-name="P8"/>
          </table:table-cell>
          <table:table-cell table:style-name="Table1.A3" office:value-type="string">
            <text:p text:style-name="P9">Nov 12 2013</text:p>
          </table:table-cell>
          <table:table-cell table:style-name="Table1.C3" office:value-type="string">
            <text:p text:style-name="P9">Thomas Watson</text:p>
            <text:p text:style-name="P9">Changes to not ignore bundle collision hooks for the system bundle.</text:p>
          </table:table-cell>
        </table:table-row>
        <table:table-row table:style-name="Table1.2">
          <table:table-cell table:style-name="Table1.A3" office:value-type="string">
            <text:p text:style-name="P8">Final</text:p>
          </table:table-cell>
          <table:table-cell table:style-name="Table1.A3" office:value-type="string">
            <text:p text:style-name="P9">7 Feb 2014</text:p>
          </table:table-cell>
          <table:table-cell table:style-name="Table1.C3" office:value-type="string">
            <text:p text:style-name="P9">Final version for voting.</text:p>
          </table:table-cell>
        </table:table-row>
      </table:table>
      <text:p text:style-name="Body"/>
      <text:h text:style-name="Heading_20_1" text:outline-level="1"><text:soft-page-break/>Introduction</text:h>
      <text:p text:style-name="P5">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P5">This RFC specifies the behavior of framework hooks when acting upon the system bundle. <text:s/>In particular this design specifies that framework hooks cannot affect the outcome when the client bundle is the system bundle.</text:p>
      <text:h text:style-name="Heading_20_1" text:outline-level="1">Application Domain</text:h>
      <text:p text:style-name="P5">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5">In environments that include an isolation model, such as subsystems, it can be difficult to get a view of the complete framework. <text:s/>The isolation model may provide introspective API for getting a view of the complete system, but this requires intimate knowledge of each isolation model. <text:s/>Also with the introduction of framework DTOs there needs to be a standard way to obtain access to all bundles, services and capabilities.</text:p>
      <text:h text:style-name="Heading_20_1" text:outline-level="1">Problem Description</text:h>
      <text:p text:style-name="P5">The behavior of framework hooks when acting upon the system bundle is not consistent across several framework implementations.</text:p>
      <text:list xml:id="list1043711685285396533" text:style-name="L1">
        <text:list-item>
          <text:p text:style-name="P24">Equinox currently gives the system bundle visibility to find all bundles, but does nothing special for other hook operations</text:p>
        </text:list-item>
        <text:list-item>
          <text:p text:style-name="P24"><text:soft-page-break/>Prosyst has an option to not call hooks when applied against listeners registered with system bundle context</text:p>
        </text:list-item>
        <text:list-item>
          <text:p text:style-name="P24">Felix does not do anything different for the system bundle <text:span text:style-name="T2">(TJW - If I recall correctly)</text:span></text:p>
        </text:list-item>
      </text:list>
      <text:p text:style-name="P4">This introduces issues for use cases that need access to all bundles, services and capabilities. <text:s/>For example, populating a FrameworkDTO is not possible in a standard way without knowledge of the possible isolation models. <text:s/>It also forces extenders that want to support extending bundles in isolation models (such as subsystems) to be bound to API provided by the isolation model.</text:p>
      <text:p text:style-name="P4">It also seems inappropriate to hide things from the system bundle. <text:s/>The system bundle is the framework and should be able to have a full view of the complete system of bundles, services and capabilities. <text:s/>This RFC defines a solution that will not allow hooks to influence the visibility of bundles, services and capabilities from the system bundle. <text:s/>This will allow the system bundle to be used in the use cases mentioned above to gain full view of the bundles, services and capabilities in the system.</text:p>
      <text:p text:style-name="P4">Providing a full view of the bundles, services and capabilities in the system, regardless of the presents of an isolation model, is not enough for the extender usecase. <text:s/>Extenders that support extending bundles across isolated boundaries must consider the visibility of the resources from the perspective of the extendee bundles. <text:s/>There are two ways to achieve this:</text:p>
      <text:list xml:id="list5794065446473915846" text:style-name="L2">
        <text:list-item>
          <text:p text:style-name="P25">By using the extendee bundle's BundleContext to listen and get to the required resources when extending the bundle. <text:s/>For example, DS and BluePrint extenders should use the extedee bundles BundleContext to listen to service events and to get ServiceReference objects. <text:s/>This ensures that these resources are retrieved using the perspective of the extendee bundle and will properly drive the required framework hooks that implement the isolation model (i.e. a subsystems implementation)</text:p>
        </text:list-item>
        <text:list-item>
          <text:p text:style-name="P25">Using the system bundle context to listen and get the required resources when extending the bundle. <text:s/>For example, DS and BluePrint extendees can use the system bundle context to listen to the service events and get ServiceReference object and then use the BundleContext of the extendee bundle to get the actual service object using a ServiceReference. <text:s/>But the extender would also have an additional responsibility to drive the service find hooks registered with the framework to ensure the extendee bundle really does have visibility to the service. <text:s/>One way to do this would be to call one of the find methods on the extendee bundle context using a service filter that matches on the service id. <text:s/>This is a similar responsibility current extenders have if they do not use the extendee bundle's BundleContext to check for permissions and class space consistency (assignability) for the extendee bundles.</text:p>
        </text:list-item>
      </text:list>
      <text:h text:style-name="Heading_20_1" text:outline-level="1">Requirements</text:h>
      <text:h text:style-name="Heading_20_2" text:outline-level="2">Service Find Hooks</text:h>
      <text:list xml:id="list6666053178604767018" text:style-name="L3">
        <text:list-item>
          <text:p text:style-name="P26">The framework service find hooks must not influence the outcome of the system bundle's BundleContext find service reference methods: all getServiceReference[s] methods.</text:p>
        </text:list-item>
        <text:list-item>
          <text:p text:style-name="P26"><text:soft-page-break/>The framework service find hooks must be invoked for all service find operations on the system bundle's BundleContext: all getServiceReference[s] methods.</text:p>
        </text:list-item>
        <text:list-item>
          <text:p text:style-name="P26">The Collection&lt;ServiceReference&gt; references param passed to the service find hook must have the same mutable characteristics as when service find operations are done using a normal BundleContext (i.e. only allowed to shrink the collection). <text:s/>Removing a service reference from the references collection will cause the service reference to no longer be contained in the service references collection for service find hooks called later.</text:p>
        </text:list-item>
      </text:list>
      <text:h text:style-name="Heading_20_2" text:outline-level="2">Service Event Hooks</text:h>
      <text:list xml:id="list780608470" text:continue-numbering="true" text:style-name="L3">
        <text:list-item>
          <text:p text:style-name="P26">The framework service event hooks must not influence the delivery of service events to service listeners that are added using the system bundle's BundleContext.</text:p>
        </text:list-item>
        <text:list-item>
          <text:p text:style-name="P26">The framework service event hooks must be invoked for all service events before delivery to the service listeners added to the system bundle's BundleContext.</text:p>
        </text:list-item>
        <text:list-item>
          <text:p text:style-name="P26">The Collection&lt;BundleContext&gt; contexts param and the Map&lt;BundleContext, Collection&lt;ListenerInfo&gt;&gt; listeners param passed to the service event hooks must contain the system bundle's BundleContext if at least one service listener has been added to the system bundle's BundleContext.</text:p>
        </text:list-item>
        <text:list-item>
          <text:p text:style-name="P26">The system bundle's BundleContext must be able to be removed from the contexts collection or the listeners map passed to the service event hooks. <text:s/>Removal of the system bundle's BundleContext from the contexts collection or listeners map will cause the system bundle's BundleContext to no longer be contained in the contexts collection or listeners map for service event hooks called later.</text:p>
        </text:list-item>
      </text:list>
      <text:h text:style-name="Heading_20_2" text:outline-level="2">Bundle Find Hooks</text:h>
      <text:list xml:id="list1209279157" text:continue-numbering="true" text:style-name="L3">
        <text:list-item>
          <text:p text:style-name="P26">The framework bundle find hooks must not influence the outcome of the system bundle's BundleContext find bundle methods: all getBundle[s] methods.</text:p>
        </text:list-item>
        <text:list-item>
          <text:p text:style-name="P26">The framework bundle find hooks must be invoked for all bundle find operations on the system bundle's BundleContext: all getBundle[s] methods.</text:p>
        </text:list-item>
        <text:list-item>
          <text:p text:style-name="P26">The Collection&lt;Bundle&gt; bundles param passed to the bundle find hook must have the same mutable characteristics as when bundle find operations are done using a normal BundleContext (i.e. only allowed to shrink the collection). <text:s/>Removing a bundle from the bundles collection will cause the bundle to no longer be contained in the bundles collection for bundle find hooks called later.</text:p>
        </text:list-item>
      </text:list>
      <text:h text:style-name="Heading_20_2" text:outline-level="2">Bundle Event Hooks</text:h>
      <text:list xml:id="list1069879881" text:continue-numbering="true" text:style-name="L3">
        <text:list-item>
          <text:p text:style-name="P26">The framework bundle event hooks must not influence the delivery of bundle events to BundleListeners that are added using the system bundle's BundleContext.</text:p>
        </text:list-item>
        <text:list-item>
          <text:p text:style-name="P26">The framework bundle event hooks must be invoked for all bundle events before delivery to the bundle listeners added to the system bundle's BundleContext.</text:p>
        </text:list-item>
        <text:list-item>
          <text:p text:style-name="P26">The Collection&lt;BundleContext&gt; contexts param passed to the bundle event hooks must contain the BundleContext of the system bundle if at least one bundle listener is added to the system bundle's BundleContext. <text:s/></text:p>
        </text:list-item>
        <text:list-item>
          <text:p text:style-name="P26">The system bundle's BundleContext must be able to be removed from the contexts collection passed to the bundle event hooks. <text:s/>Removal of the system bundle's BundleContext from the contexts collection will <text:soft-page-break/>cause the system bundle's BundleContext no longer be contained in the contexts collection for bundle event hooks called later.</text:p>
        </text:list-item>
      </text:list>
      <text:h text:style-name="Heading_20_2" text:outline-level="2">Bundle Collision Hooks</text:h>
      <text:list xml:id="list1090907026" text:continue-numbering="true" text:style-name="L3">
        <text:list-item>
          <text:p text:style-name="P26">The framework bundle collision hooks must be able to influence the outcome when the system bundle's BundleContext is used to install a bundle: all installBundle methods.</text:p>
        </text:list-item>
        <text:list-item>
          <text:p text:style-name="P26">The framework bundle collision hooks must be invoked for all bundle install operations on the system bundle's BundleContext: all installBundle methods.</text:p>
        </text:list-item>
        <text:list-item>
          <text:p text:style-name="P26">The Collection&lt;Bundle&gt; collisionCandidates param passed to the bundle collision hook must have the same mutable characteristics as when bundle install operations are done using a normal BundleContext (i.e. only allowed to shrink the collection). <text:s/>Removing a bundle from the collisionCandidates collection will cause the bundle to no longer be contained in the collisionCandidates collection for bundle collision hooks called later.</text:p>
        </text:list-item>
      </text:list>
      <text:h text:style-name="Heading_20_1" text:outline-level="1">Technical Solution</text:h>
      <text:h text:style-name="Heading_20_2" text:outline-level="2">Bundle Event Hooks</text:h>
      <text:p text:style-name="Body">The following section is added as a subsection of R5 section 54.3 Bundle Event Hooks</text:p>
      <text:h text:style-name="Heading_20_3" text:outline-level="3">System Bundle Listeners</text:h>
      <text:p text:style-name="Body">Bundle Listeners may be registered with the system bundle's Bundle Context. <text:s/>If at least one Bundle Listener is registered with the system bundle's Bundle Context then the system bundle's BundleContext must be contained in the shrinkable collection passed to the event(BundleEvent,Collection) bundle event hook method. <text:s/>Just like other Bundle Context objects contained in the shrinkable collection, the system bundle's Bundle Context may be removed. <text:s/>If the system bundle's Bundle Context is removed by a bundle event hook then the Bundle Context will not be contained in the collection for the next bundle event hooks called. <text:s/>Unlike other Bundle Context objects, if the system bundle's Bundle Context is removed from the shrinkable collection then the bundle event is still delivered to the Bundle Listeners added to the system bundle's Bundle Context.</text:p>
      <text:h text:style-name="Heading_20_2" text:outline-level="2">Bundle Find Hooks</text:h>
      <text:p text:style-name="Body">The following section is added as a subsection of R5 section 54.4 Bundle Find Hooks</text:p>
      <text:h text:style-name="Heading_20_3" text:outline-level="3">System Bundle Context</text:h>
      <text:p text:style-name="Body">When the getBundle(long) or getBundles() methods is called using the system bundle's Bundle Context then the bundle find hooks are called in the same way the hooks are called when a normal Bundle Context is used. <text:s/>The system bundle's Bundle Context along with the shrinkable candidate bundles collection is passed to the find(BundleContext context, Collection&lt;Bundle&gt; bundles) bundle find hook method. <text:s/>Bundle find hooks may remove bundles from the shrinkable collection. <text:s/>If a bundle is removed by a bundle find hook then the bundle will not be contained in the collection for the next bundle find hook called. <text:s/>Unlike other Bundle Context objects, if the <text:soft-page-break/>system bundle's Bundle Context is used to find bundles then the framework ignores the bundle removals performed by the bundle find hooks and allows the bundles removed to remain visible in the find results.</text:p>
      <text:p text:style-name="Body">The bundle find hook is also used during an install operation. <text:s/>When the system bundle's Bundle Context is used to install a bundle then the bundle find hooks are called in the same way the hooks are called when a normal Bundle Context is used. <text:s/>Unlike other Bundle Context objects, if the system bundle's Bundle Context is used to install bundles then the framework ignores the bundle removals performed by the bundle find hooks. <text:s/>This implies that if the system bundle's Bundle Context is used to install a bundle at a location where an existing bundle is installed then the existing bundle is always returned.</text:p>
      <text:h text:style-name="Heading_20_2" text:outline-level="2">Service Event Listener Hooks</text:h>
      <text:p text:style-name="Body">The following section is added as a subsection of the R5 section 55.4 Event Listener Hook. <text:s/>The specification does not have a separate section describing the deprecated service event hook and this RFC also makes no separate section discussing the deprecated service event hook:</text:p>
      <text:h text:style-name="Heading_20_3" text:outline-level="3">System Service Listeners</text:h>
      <text:p text:style-name="Body">Service Listeners may be registered with the system bundle's Bundle Context. <text:s/>If at least one Service Listener is registered with the system bundle's Bundle Context then the system bundle's BundleContext must be contained in the keys of the shrinkable map passed to the event(ServiceEvent event, Map&lt;BundleContext, Collection&lt;ListenerInfo&gt;&gt; listeners) service event listener hook method. <text:s/>Just like other BundleContext objects keys contained in the shrinkable map, the system bundle's Bundle Context may be removed. <text:s/>If the system bundle's Bundle Context is removed by a service event listener hook then the Bundle Context will not be contained in the map for the next service event listener hooks called. <text:s/>Unlike other Bundle Context objects, if the system bundle's Bundle Context is removed from the shrinkable map then the service event is still delivered to the Service Listeners added to the system bundle's Bundle Context.</text:p>
      <text:h text:style-name="Heading_20_2" text:outline-level="2">Service Find Hooks</text:h>
      <text:p text:style-name="Body">The following section is added as a subsection of R5 section 55.5 Find Hook</text:p>
      <text:h text:style-name="Heading_20_3" text:outline-level="3">System Bundle Context</text:h>
      <text:p text:style-name="Body">When one of the getServiceReference or getServiceReferences methods is called using the system bundle's Bundle Context then the service find hooks are called in the same way the hooks are called when a normal Bundle Context is used. <text:s/>The system bundle's Bundle Context along with the shrinkable candidate service references collection is passed to the find(BundleContext context, String name, String filter, boolean allServices, Collection&lt;ServiceReference&lt;?&gt;&gt; references) service find hook method. <text:s/>Service find hooks may remove service references from the shrinkable collection. <text:s/>If a service reference is removed by a service find hook then the service reference will not be contained in the collection for the next service find hook called. <text:s/>Unlike other Bundle Context objects, if the system bundle's Bundle Context is used to find services then the framework ignores the service reference removals performed by the service find hooks and allows the service references removed to remain visible in the find results.</text:p>
      <text:h text:style-name="Heading_20_2" text:outline-level="2">Bundle Collision Hooks</text:h>
      <text:p text:style-name="Body">The following section is added as a subsection of R5 section 54.5 Bundle Collision Hook</text:p>
      <text:h text:style-name="Heading_20_3" text:outline-level="3">System Bundle Context</text:h>
      <text:p text:style-name="Body">When the system bundle's Bundle Context is used to install a bundle then the collision hooks are called in the same way the hooks are called when a normal Bundle Context is used. <text:s/>The system bundle along with the shrinkable candidate bundles collection is passed to the filterCollisions(int operationType, Bundle target, Collection&lt;Bundle&gt; collisionCandidates ) bundle collision hook method. <text:s/>Bundle collision hooks may remove bundles from the shrinkable collection. <text:s/>If a bundle is removed by a bundle collision hook then the bundle will not <text:soft-page-break/>be contained in the collection for the next bundle collision hook called. <text:s/>Unlike the other bundle and service hooks, if the system bundle's Bundle Context is used to install a bundle then the framework must not ignore the bundle removals performed by the bundle collision hooks. <text:s/>This implies that the system bundle's Bundle Context can be used to install the same bundle multiple times when the <text:span text:style-name="T4">org.osgi.framework.bsnversion</text:span><text:span text:style-name="T5"> launching property is set to 'managed'.</text:span></text:p>
      <text:h text:style-name="Heading_20_1" text:outline-level="1">Data Transfer Objects</text:h>
      <text:p text:style-name="P28"><text:span text:style-name="T7">None needed.</text:span></text:p>
      <text:h text:style-name="Heading_20_1" text:outline-level="1">Considered Alternatives</text:h>
      <text:list xml:id="list5349911314768991351" text:style-name="L4">
        <text:list-item>
          <text:p text:style-name="P27">Considered not calling the framework hooks altogether when the system bundle is the target. <text:s/>Ultimately it was decided that we should still allow the hooks to observe the operations which use the system bundle's BundleContext.</text:p>
        </text:list-item>
        <text:list-item>
          <text:p text:style-name="P27">Considered allowing a hook to remove objects from the shrinkable collections/maps but then reset the collections/maps for the next hook in the call chain. <text:s/>This seems like an unnecessary burden and overhead for calling out to the hooks.</text:p>
        </text:list-item>
      </text:list>
      <text:h text:style-name="Heading_20_1" text:outline-level="1">Security Considerations</text:h>
      <text:p text:style-name="P5">No additional security concerns. <text:s/>A security manager remains the correct way to secure a system. <text:s/>Framework hooks are not designed to be a lightweight security mechanism.</text:p>
      <text:h text:style-name="Heading_20_1" text:outline-level="1"><text:soft-page-break/>Document Support</text:h>
      <text:h text:style-name="Heading_20_2" text:outline-level="2">References</text:h>
      <text:list xml:id="list834231781120072524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
          </table:table-cell>
        </table:table-row>
        <table:table-row table:style-name="Table2.1">
          <table:table-cell table:style-name="Table2.A1" office:value-type="string">
            <text:p text:style-name="P10">Company</text:p>
          </table:table-cell>
          <table:table-cell table:style-name="Table2.B1" office:value-type="string">
            <text:p text:style-name="P10"/>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1" office:value-type="string">
            <text:p text:style-name="P10"/>
          </table:table-cell>
        </table:table-row>
        <table:table-row table:style-name="Table2.1">
          <table:table-cell table:style-name="Table2.A1" office:value-type="string">
            <text:p text:style-name="P8">e-mail</text:p>
          </table:table-cell>
          <table:table-cell table:style-name="Table2.B1" office:value-type="string">
            <text:p text:style-name="P8"/>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198 - System Bundle and Framework Hooks</text:user-defined><text:tab/>Page <text:page-number text:select-page="current">11</text:page-number> of <text:page-count style:num-format="1">11</text:page-count></text:p>
        <text:p text:style-name="Header"/>
        <text:p text:style-name="Header"><text:tab/>Final<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3-21T15:08:04</meta:creation-date>
    <meta:editing-cycles>28</meta:editing-cycles>
    <meta:editing-duration>P2DT12H12M26S</meta:editing-duration>
    <meta:initial-creator>Thomas Watson</meta:initial-creator>
    <dc:date>2014-02-07T12:54:19</dc:date>
    <dc:creator>BJ Hargrave</dc:creator>
    <meta:document-statistic meta:table-count="2" meta:image-count="2" meta:object-count="0" meta:page-count="11" meta:paragraph-count="158" meta:word-count="3888" meta:character-count="24920"/>
    <meta:user-defined meta:name="Company">IBM</meta:user-defined>
    <meta:user-defined meta:name="Info 3"/>
    <meta:user-defined meta:name="Info 4"/>
    <meta:user-defined meta:name="RFC Title">RFC 198 - System Bundle and Framework Hooks</meta:user-defined>
  </office:meta>
</office:document-meta>
</file>